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7e6a" officeooo:paragraph-rsid="000b7e6a"/>
    </style:style>
    <style:style style:name="P2" style:family="paragraph" style:parent-style-name="Standard">
      <style:paragraph-properties fo:text-align="justify" style:justify-single-word="false"/>
      <style:text-properties officeooo:rsid="000b7e6a" officeooo:paragraph-rsid="000b7e6a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7e6a" officeooo:paragraph-rsid="000b7e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b7e6a" officeooo:paragraph-rsid="000b7e6a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0bd63a"/>
    </style:style>
    <style:style style:name="T2" style:family="text">
      <style:text-properties style:text-underline-style="none"/>
    </style:style>
    <style:style style:name="T3" style:family="text">
      <style:text-properties officeooo:rsid="000cb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– Data Science for Construction, Architecture and Engineering</text:p>
      <text:p text:style-name="P2">edX – dezembro de 2020</text:p>
      <text:p text:style-name="P2"/>
      <text:p text:style-name="P3">Section 1 – Introduction and Python Fundamentals</text:p>
      <text:p text:style-name="P2"/>
      <text:p text:style-name="P2">Introdução ao Curso</text:p>
      <text:p text:style-name="P2">Bem-vindo ao Data Science for Construction, Architecture, and Engineering!</text:p>
      <text:p text:style-name="P2"/>
      <text:p text:style-name="P2">Olá a todos, sou <text:a xlink:type="simple" xlink:href="https://www.linkedin.com/in/claytonmiller/" text:style-name="Internet_20_link" text:visited-style-name="Visited_20_Internet_20_Link"><text:span text:style-name="T2">Clayton Miller</text:span></text:a> e minha missão é aumentar a conscientização sobre as oportunidades de desenvolver conjuntos de habilidades híbridas na indústria da construção, aprendendo a codificar. Eu lidero a equipe de <text:a xlink:type="simple" xlink:href="https://www.budslab.org/" text:style-name="Internet_20_link" text:visited-style-name="Visited_20_Internet_20_Link"><text:span text:style-name="T2">Ciência de Dados Urbanos e de Edifícios</text:span></text:a> da Universidade Nacional de Cingapura</text:p>
      <text:p text:style-name="P2"/>
      <text:p text:style-name="P2">Esta primeira seção fornecerá uma orientação para todo o curso e, especificamente, os vídeos de introdução ao Python que serão abordados nesta primeira seção.</text:p>
      <text:p text:style-name="P2"/>
      <text:p text:style-name="P2">Esses vídeos de orientação são recomendados para todos os participantes<text:span text:style-name="T3"> – </text:span>desde iniciantes até programadores experientes, pois eles fornecem uma visão geral de cada seção, de modo que você pode escolher se concentrar em algumas partes enquanto pula outras.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Olá a todos!</text:p>
            <text:p text:style-name="P5">Meu nome é Dr. Clayton Miller.</text:p>
            <text:p text:style-name="P5">Sou professor assistente na Universidade Nacional de Cingapura na Escola de Design e Meio Ambiente.</text:p>
            <text:p text:style-name="P5">Estou aqui para motivá-lo a participar deste curso EDx: Introdução à Ciência de Dados para o Ambiente Construído.</text:p>
            <text:p text:style-name="P5">Minha missão é ensinar habilidades modernas de ciência de dados a profissionais da indústria de construção.</text:p>
            <text:p text:style-name="P5">Temos uma grande quantidade de dados sendo criados neste campo</text:p>
            <text:p text:style-name="P5">e meu objetivo é ajudar a reduzir o medo de alguém em face de dados grandes e confusos de edifícios.</text:p>
            <text:p text:style-name="P5">Vamos começar explicando como geralmente já analisamos os dados no ambiente construído.</text:p>
            <text:p text:style-name="P5">Quais são as ferramentas que usamos?</text:p>
            <text:p text:style-name="P5">Bem, obviamente, o primeiro que vem à mente é uma planilha.</text:p>
            <text:p text:style-name="P5">Eu sou um engenheiro.</text:p>
            <text:p text:style-name="P5">Eu amo planilhas.</text:p>
            <text:p text:style-name="P5">Tenho certeza que você também, ou não participaria deste módulo.</text:p>
            <text:p text:style-name="P5">As planilhas oferecem muitos benefícios.</text:p>
            <text:p text:style-name="P5">Primeiro, eles são extremamente fáceis de usar.</text:p>
            <text:p text:style-name="P5">Essencialmente, eles são apenas uma grade bidimensional de células que permitem uma entrada fácil, criação de fórmulas e outras tarefas.</text:p>
            <text:p text:style-name="P5">Além disso, todos usam planilhas.</text:p>
            <text:p text:style-name="P5">Você pode enviar um para um colega e eles podem começar a usá-lo rapidamente.</text:p>
            <text:p text:style-name="P5">Mas existem alguns grandes problemas com planilhas que estão se tornando mais aparentes</text:p>
            <text:p text:style-name="P5">à medida que usamos grandes quantidades de dados do ambiente construído.</text:p>
            <text:p text:style-name="P5">O primeiro problema é que as planilhas não são reproduzíveis.</text:p>
            <text:p text:style-name="P5">Você pode ter a história de alguém lhe enviando uma planilha</text:p>
            <text:p text:style-name="P5">em que era necessário fazer engenharia reversa em várias células para entender como funcionava.</text:p>
            <text:p text:style-name="P5">O segundo problema é que as planilhas não lidam bem com certos tipos de dados.</text:p>
            <text:p text:style-name="P5">Os dados do sistema de gerenciamento de edifícios, por exemplo, têm carimbos de data / hora difíceis de analisar,</text:p>
            <text:p text:style-name="P5">mesclar ou alterar a frequência em uma planilha.</text:p>
            <text:p text:style-name="P5"><text:soft-page-break/>Por último, mas não menos importante, as planilhas não são realmente projetadas para métodos modernos de aprendizado de máquina.</text:p>
            <text:p text:style-name="P5">As planilhas não são a melhor ferramenta para explorar essas novas técnicas.</text:p>
            <text:p text:style-name="P5">No final do dia, nossas planilhas são um pouco solitárias e há muita pressão sobre elas para atender a todas as nossas necessidades de análise.</text:p>
            <text:p text:style-name="P5">O foco principal deste curso EDx é fornecer a você outro conjunto de ferramentas de ciência de dados que são opções modernas para complementar planilhas.</text:p>
            <text:p text:style-name="P5">Essencialmente, queremos dar nossa planilha a um amigo.</text:p>
            <text:p text:style-name="P5">E, neste curso, vamos usar uma ferramenta de análise chamada Python.</text:p>
            <text:p text:style-name="P5">Python é uma linguagem de programação moderna e de alto nível que está sendo usada por milhões de pessoas em todo o mundo.</text:p>
            <text:p text:style-name="P5">É uma linguagem de programação relativamente fácil de usar, boa para iniciantes.</text:p>
            <text:p text:style-name="P5">Python, devido ao seu uso como ferramenta de ciência de dados, explodiu em popularidade nos últimos 10 anos.</text:p>
            <text:p text:style-name="P5">Este gráfico de um site chamado Stack Overflow.com mostra como o Python superou todas as outras linguagens de programação em uso.</text:p>
            <text:p text:style-name="P5">Isso significa que há muita demanda por habilidades em Python</text:p>
            <text:p text:style-name="P5">e também uma quantidade crescente de conteúdo educacional online voltado para diferentes disciplinas.</text:p>
            <text:p text:style-name="P5">O objetivo principal deste curso não é torná-lo um desenvolvedor de software ou cientista da computação.</text:p>
            <text:p text:style-name="P5">A ideia é adicionarmos habilidades de ciência de dados usando Python ao seu conjunto atual de habilidades da indústria de construção.</text:p>
            <text:p text:style-name="P5">O objetivo é pegar certas partes do seu fluxo de trabalho normal</text:p>
            <text:p text:style-name="P5">e adicionar a capacidade de usar habilidades de programação para automatizar e aprimorar esse processo.</text:p>
            <text:p text:style-name="P5">Essa percepção pode dar a você a capacidade de lidar com tipos de dados maiores e mais diversos.</text:p>
            <text:p text:style-name="P5">Por que a ciência de dados é importante para o ambiente construído?</text:p>
            <text:p text:style-name="P5">Bem, nosso campo tem grandes desafios quando se trata de eficiência de tempo.</text:p>
            <text:p text:style-name="P5">Este gráfico é de um artigo da revista The Economist que se concentra em como o valor criado por hora trabalhou</text:p>
            <text:p text:style-name="P5">em vários setores industriais mudou nos últimos 50 anos.</text:p>
            <text:p text:style-name="P5">Isso mostra que a eficiência das indústrias de agricultura, manufatura e varejo disparou,</text:p>
            <text:p text:style-name="P5">enquanto a indústria da construção atingiu o pico no final dos anos 60 e caiu desde então, voltando à sua linha de base em 1947.</text:p>
            <text:p text:style-name="P5">Por que temos esse desafio no ambiente construído em termos de fazer as coisas com eficiência?</text:p>
            <text:p text:style-name="P5">Quando se trata de análise de dados em nosso campo, acredito que existe um desafio importante que impede melhorias na eficiência do tempo.</text:p>
            <text:p text:style-name="P5">Esse desafio é que o design dos edifícios é muito diferente, sendo cada um deles um protótipo único.</text:p>
            <text:p text:style-name="P5">Você tem diferentes equipes de arquitetos, engenheiros e empreiteiros que estão projetando,</text:p>
            <text:p text:style-name="P5">construir e operar edifícios de maneiras completamente diferentes.</text:p>
            <text:p text:style-name="P5">É difícil para nós obter as mesmas economias de escala que ocorrem em outros setores quando cada um de nossos produtos é personalizado.</text:p>
            <text:p text:style-name="P5">Portanto, como profissionais de construção, precisamos desenvolver as habilidades para analisar conjuntos de dados de diferentes fontes.</text:p>
            <text:p text:style-name="P5">Isso significa que a análise ad-hoc e a automação adaptativa são mais cruciais para melhorar a maneira como gastamos o tempo.</text:p>
            <text:p text:style-name="P5">Ao longo deste curso, irei cobrir algumas áreas diferentes da ciência de dados aplicadas ao ambiente construído.</text:p>
            <text:p text:style-name="P5">O primeiro objetivo é apresentar a linguagem de programação Python e alguns de seus pacotes complementares para ciência de dados em geral.</text:p>
            <text:p text:style-name="P5"><text:soft-page-break/>A seguir, mostrarei como usar essas habilidades nas diferentes fases do ambiente construído.</text:p>
            <text:p text:style-name="P5">Abordarei sua aplicação ao projeto, construção e operação de edifícios.</text:p>
            <text:p text:style-name="P5">Por meio dessas etapas, usaremos dados do mundo real e discutiremos aplicações práticas.</text:p>
            <text:p text:style-name="P5">Espero que você continue e se junte a nós neste processo!</text:p>
          </table:table-cell>
        </table:table-row>
      </table:table>
      <text:p text:style-name="P2"/>
      <text:p text:style-name="P2"/>
      <text:p text:style-name="P2"/>
      <text:p text:style-name="P3">Section 2 – Building Design Phase - Intro to Pandas</text:p>
      <text:p text:style-name="P2"/>
      <text:p text:style-name="P2"/>
      <text:p text:style-name="P2"/>
      <text:p text:style-name="P2"/>
      <text:p text:style-name="P3">Section 3 – Construction Phase - Pandas Fundamentals</text:p>
      <text:p text:style-name="P2"/>
      <text:p text:style-name="P2"/>
      <text:p text:style-name="P3">Section 4 – Operations Phase - Statistics and Visualization</text:p>
      <text:p text:style-name="P2"/>
      <text:p text:style-name="P2"/>
      <text:p text:style-name="P2"/>
      <text:p text:style-name="P3">Section 5 – Introduction to Machine Learning for Buil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1:55.961000000</meta:creation-date>
    <dc:date>2020-12-23T10:20:06.025000000</dc:date>
    <meta:editing-duration>PT7M59S</meta:editing-duration>
    <meta:editing-cycles>2</meta:editing-cycles>
    <meta:generator>LibreOffice/6.1.4.2$Windows_X86_64 LibreOffice_project/9d0f32d1f0b509096fd65e0d4bec26ddd1938fd3</meta:generator>
    <meta:document-statistic meta:table-count="1" meta:image-count="0" meta:object-count="0" meta:page-count="3" meta:paragraph-count="75" meta:word-count="1052" meta:character-count="6612" meta:non-whitespace-character-count="5627"/>
  </office:meta>
</office:document-meta>
</file>